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dba47" officeooo:paragraph-rsid="000dba47"/>
    </style:style>
    <style:style style:name="P2" style:family="paragraph" style:parent-style-name="Heading_20_2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 style:list-style-name="L1"/>
    <style:style style:name="P5" style:family="paragraph" style:parent-style-name="Standard">
      <style:text-properties officeooo:rsid="0006f2d4" officeooo:paragraph-rsid="0006f2d4"/>
    </style:style>
    <style:style style:name="P6" style:family="paragraph" style:parent-style-name="Standard">
      <style:text-properties officeooo:rsid="0007c13a" officeooo:paragraph-rsid="0007c13a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Standard">
      <style:text-properties officeooo:rsid="000e1723" officeooo:paragraph-rsid="000e1723"/>
    </style:style>
    <style:style style:name="P9" style:family="paragraph" style:parent-style-name="Standard" style:list-style-name="L4">
      <style:text-properties officeooo:rsid="000e1723" officeooo:paragraph-rsid="000e1723"/>
    </style:style>
    <style:style style:name="P10" style:family="paragraph" style:parent-style-name="Standard">
      <style:text-properties officeooo:paragraph-rsid="000e3d05"/>
    </style:style>
    <style:style style:name="P11" style:family="paragraph" style:parent-style-name="Text_20_body">
      <style:text-properties officeooo:rsid="00084c1a" officeooo:paragraph-rsid="00084c1a"/>
    </style:style>
    <style:style style:name="P12" style:family="paragraph" style:parent-style-name="Text_20_body" style:list-style-name="L1">
      <style:text-properties officeooo:rsid="00084c1a" officeooo:paragraph-rsid="00084c1a"/>
    </style:style>
    <style:style style:name="P13" style:family="paragraph" style:parent-style-name="Text_20_body" style:list-style-name="L1">
      <style:text-properties officeooo:rsid="00087109" officeooo:paragraph-rsid="00087109"/>
    </style:style>
    <style:style style:name="P14" style:family="paragraph" style:parent-style-name="Text_20_body">
      <style:text-properties officeooo:rsid="00087109" officeooo:paragraph-rsid="0008a734"/>
    </style:style>
    <style:style style:name="P15" style:family="paragraph" style:parent-style-name="Text_20_body" style:list-style-name="L3">
      <style:text-properties officeooo:paragraph-rsid="00087109"/>
    </style:style>
    <style:style style:name="P16" style:family="paragraph" style:parent-style-name="Text_20_body" style:list-style-name="L1">
      <style:text-properties officeooo:rsid="0008a734" officeooo:paragraph-rsid="0008a734"/>
    </style:style>
    <style:style style:name="P17" style:family="paragraph" style:parent-style-name="Text_20_body" style:list-style-name="L1">
      <style:text-properties officeooo:rsid="0008a734" officeooo:paragraph-rsid="000920b9"/>
    </style:style>
    <style:style style:name="P18" style:family="paragraph" style:parent-style-name="Text_20_body" style:list-style-name="L1">
      <style:text-properties officeooo:rsid="000920b9" officeooo:paragraph-rsid="000920b9"/>
    </style:style>
    <style:style style:name="P19" style:family="paragraph" style:parent-style-name="Text_20_body">
      <style:text-properties officeooo:paragraph-rsid="000b02db"/>
    </style:style>
    <style:style style:name="P20" style:family="paragraph" style:parent-style-name="Text_20_body">
      <style:text-properties officeooo:rsid="000dba47" officeooo:paragraph-rsid="000dba47"/>
    </style:style>
    <style:style style:name="P21" style:family="paragraph" style:parent-style-name="Text_20_body">
      <style:text-properties officeooo:rsid="000e3d05" officeooo:paragraph-rsid="000e3d05"/>
    </style:style>
    <style:style style:name="P22" style:family="paragraph" style:parent-style-name="Text_20_body" style:list-style-name="L1">
      <style:text-properties fo:color="#c9211e" loext:opacity="100%" officeooo:rsid="000920b9" officeooo:paragraph-rsid="000920b9"/>
    </style:style>
    <style:style style:name="P23" style:family="paragraph" style:parent-style-name="Text_20_body" style:list-style-name="L1">
      <style:text-properties fo:color="#000000" loext:opacity="100%" officeooo:rsid="001172e3" officeooo:paragraph-rsid="001172e3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8pt" fo:font-weight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size-complex="12pt"/>
    </style:style>
    <style:style style:name="T22" style:family="text">
      <style:text-properties fo:font-size="12pt" fo:font-weight="bold" officeooo:rsid="0008a734" style:font-size-asian="12pt" style:font-size-complex="12pt"/>
    </style:style>
    <style:style style:name="T23" style:family="text">
      <style:text-properties officeooo:rsid="00087109"/>
    </style:style>
    <style:style style:name="T24" style:family="text">
      <style:text-properties officeooo:rsid="0008a734"/>
    </style:style>
    <style:style style:name="T25" style:family="text">
      <style:text-properties officeooo:rsid="000920b9"/>
    </style:style>
    <style:style style:name="T26" style:family="text">
      <style:text-properties officeooo:rsid="000b02db"/>
    </style:style>
    <style:style style:name="T27" style:family="text">
      <style:text-properties fo:font-size="10pt" fo:font-style="oblique"/>
    </style:style>
    <style:style style:name="T28" style:family="text">
      <style:text-properties officeooo:rsid="000e3d05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fo:font-size="18pt" fo:font-weight="bold"/>
    </style:style>
    <style:style style:name="T31" style:family="text">
      <style:text-properties fo:color="#000000" loext:opacity="100%" fo:font-size="12pt" fo:font-weight="bold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P5"/>
      <text:h text:style-name="Heading_20_1" text:outline-level="1">Configuration locale : </text:h>
      <text:p text:style-name="P5">QT Creator Qmake</text:p>
      <text:p text:style-name="P5">Config : Qmake.pro</text:p>
      <text:p text:style-name="P5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P8">Installation composants : </text:p>
      <text:list xml:id="list1686502347" text:style-name="L4">
        <text:list-item>
          <text:p text:style-name="P9">curl et libcurl (apt)</text:p>
        </text:list-item>
        <text:list-item>
          <text:p text:style-name="P9">boost (apt) pour json parser</text:p>
        </text:list-item>
      </text:list>
      <text:h text:style-name="Heading_20_1" text:outline-level="1">Configuration qemu</text:h>
      <text:p text:style-name="Text_20_body"/>
      <text:p text:style-name="P11">make list-defconfigs</text:p>
      <text:p text:style-name="P11">make qemu_aarch64_virt_defconfig →  !! réinitialise le .config !!</text:p>
      <text:p text:style-name="P11">make → machine de base</text:p>
      <text:h text:style-name="P2" text:outline-level="2">start : </text:h>
      <text:p text:style-name="P19"><text:span text:style-name="T27">hostfwd=tcp::5555-:22</text:span> <text:span text:style-name="T26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11">make xconfig : <text:span text:style-name="T26">(</text:span><text:span text:style-name="T23">make </text:span><text:span text:style-name="T26">et .start </text:span><text:span text:style-name="T23">à chaque étape</text:span><text:span text:style-name="T26">)</text:span></text:p>
      <text:list xml:id="list3906800213" text:style-name="L3">
        <text:list-item>
          <text:p text:style-name="P15"><text:span text:style-name="T6">Enable C++ support </text:span><text:span text:style-name="T5">(</text:span><text:span text:style-name="T18">BR2_TOOLCHAIN_BUILDROOT_CXX</text:span><text:span text:style-name="T23">)</text:span><text:span text:style-name="T18"> </text:span></text:p>
        </text:list-item>
      </text:list>
      <text:list xml:id="list4008862350" text:style-name="L1">
        <text:list-item>
          <text:p text:style-name="P12"><text:span text:style-name="T21">libcurl</text:span> (BR2_PACKAGE_LIBCURL)</text:p>
        </text:list-item>
        <text:list-item>
          <text:p text:style-name="P13"><text:span text:style-name="T21">Path to the users tables</text:span> (BR2_ROOTFS_USERS_TABLES)</text:p>
          <text:list>
            <text:list-item>
              <text:p text:style-name="P13">myConfig/users.txt</text:p>
              <text:list>
                <text:list-item>
                  <text:p text:style-name="P4"><text:soft-page-break/>sylvain 1000 sylvain 1000 =password /home/sylvain /bin/sh - User</text:p>
                </text:list-item>
              </text:list>
            </text:list-item>
          </text:list>
        </text:list-item>
        <text:list-item>
          <text:p text:style-name="P13"><text:span text:style-name="T21">Root filesystem overlay directories</text:span><text:span text:style-name="T20"> </text:span>(BR2_ROOTFS_OVERLAY)</text:p>
          <text:list>
            <text:list-item>
              <text:p text:style-name="P16">overlay/</text:p>
              <text:list>
                <text:list-item>
                  <text:p text:style-name="P16">/home/user  <text:span text:style-name="T25">et /root (remplacer $ par #)</text:span>: </text:p>
                  <text:list>
                    <text:list-item>
                      <text:p text:style-name="P16">.profile</text:p>
                      <text:list>
                        <text:list-item>
                          <text:p text:style-name="P4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18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91008264457833" text:continue-numbering="true" text:style-name="L1">
        <text:list-item>
          <text:p text:style-name="P18"><text:span text:style-name="T21">openssh</text:span> (BR2_PACKAGE_OPENSSH) → <text:span text:style-name="T26">tout cocher</text:span></text:p>
        </text:list-item>
        <text:list-item>
          <text:p text:style-name="P22"><text:span text:style-name="T31">json-for-modern-cpp</text:span> <text:span text:style-name="T29">(BR2_PACKAGE_JSON_FOR_MODERN_CPP)</text:span></text:p>
          <text:list>
            <text:list-item>
              <text:p text:style-name="P23">nlohmann</text:p>
            </text:list-item>
          </text:list>
        </text:list-item>
        <text:list-item>
          <text:p text:style-name="P17"/>
        </text:list-item>
      </text:list>
      <text:p text:style-name="P14"/>
      <text:p text:style-name="P11"><text:soft-page-break/></text:p>
      <text:p text:style-name="P7"/>
      <text:h text:style-name="Heading_20_1" text:outline-level="1">Utilisation de curl <text:span text:style-name="T17">(C) </text:span>pour requete HTTP GET :</text:h>
      <text:p text:style-name="P5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3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3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3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3">}</text:p>
      <text:p text:style-name="P3"><text:span text:style-name="T4">int</text:span><text:span text:style-name="T3"> </text:span><text:span text:style-name="T10">main</text:span>()</text:p>
      <text:p text:style-name="P3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3">}</text:p>
      <text:p text:style-name="P3"/>
      <text:p text:style-name="Standard"/>
      <text:p text:style-name="P6">Sortie :</text:p>
      <text:p text:style-name="P3">Retour : 0</text:p>
      <text:p text:style-name="P3">Chunk : {"message":"success","stations":[{"CO":0.234,"NO2":16.543,"OZONE":12.586,"PM10":12.853,"PM25":2.6,"SO2":0.661,"city":"Toulouse","countryCode":"FR","division":"Haute-<text:soft-page-break/>Garonne","lat":43.556374,"lng":1.403964,"placeName":"Avenue de Larrieu","postalCode":"31100","state":"Occitanie","updatedAt":"2023-09-14T07:00:00.000Z","AQI":16,"aqiInfo":{"pollutant":"NO2","concentration":16.543,"category":"Good"}}]}</text:p>
      <text:h text:style-name="Heading_20_1" text:outline-level="1">Utilisation de <text:span text:style-name="T28">Nlohmann/json.hpp pour parsing</text:span></text:h>
      <text:p text:style-name="P10"><text:a xlink:type="simple" xlink:href="https://www.boost.org/" text:style-name="Internet_20_link" text:visited-style-name="Visited_20_Internet_20_Link"><text:span text:style-name="T28">D</text:span></text:a><text:span text:style-name="T28">oc : </text:span><text:a xlink:type="simple" xlink:href="https://github.com/nlohmann/json" text:style-name="Internet_20_link" text:visited-style-name="Visited_20_Internet_20_Link"><text:span text:style-name="T28">https://github.com/nlohmann/json</text:span></text:a><text:span text:style-name="T28"> ou </text:span><text:a xlink:type="simple" xlink:href="https://json.nlohmann.me/api/basic_json/" text:style-name="Internet_20_link" text:visited-style-name="Visited_20_Internet_20_Link"><text:span text:style-name="T28">https://json.nlohmann.me/api/basic_json/</text:span></text:a></text:p>
      <text:p text:style-name="Standard"/>
      <text:h text:style-name="P1" text:outline-level="1">Problèmes :</text:h>
      <text:h text:style-name="Heading_20_2" text:outline-level="2">g++ : </text:h>
      <text:p text:style-name="P20">Lors de l’installation de jsonpp, erreur : Manque le fichier output/host/bin/aarch64-buildroot-linux-gnu-g++</text:p>
      <text:p text:style-name="P20">Il faut compiler le compilateur g++. </text:p>
      <text:p text:style-name="P20">Tentative : <text:span text:style-name="T22">Force the building of host dependencies</text:span><text:span text:style-name="T24"> (BR2_FORCE_HOST_BUILD) → </text:span>toujours pas de fichier output/host/bin/aarch64-buildroot-linux-gnu-g++'</text:p>
      <text:p text:style-name="P21">Solution : Redémarrer à partir de 0 en ajoutant support C++ avant la première compil. Semble fonctionner, fichier présent</text:p>
      <text:p text:style-name="P21"/>
      <text:p text:style-name="P20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5T09:10:06.531517119</dc:date>
    <meta:editing-duration>PT20H3M4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30" meta:word-count="454" meta:character-count="4252" meta:non-whitespace-character-count="3786"/>
  </office:meta>
</office:document-meta>
</file>